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47e" officeooo:paragraph-rsid="0015147e"/>
    </style:style>
    <style:style style:name="P2" style:family="paragraph" style:parent-style-name="Standard">
      <style:text-properties officeooo:rsid="00166c9a" officeooo:paragraph-rsid="00166c9a"/>
    </style:style>
    <style:style style:name="P3" style:family="paragraph" style:parent-style-name="Standard">
      <style:text-properties officeooo:rsid="00189058" officeooo:paragraph-rsid="00189058"/>
    </style:style>
    <style:style style:name="P4" style:family="paragraph" style:parent-style-name="Standard">
      <style:text-properties officeooo:rsid="00189058" officeooo:paragraph-rsid="0019d023"/>
    </style:style>
    <style:style style:name="P5" style:family="paragraph" style:parent-style-name="Standard">
      <style:text-properties officeooo:rsid="00189058" officeooo:paragraph-rsid="001aca24"/>
    </style:style>
    <style:style style:name="P6" style:family="paragraph" style:parent-style-name="Standard">
      <style:text-properties fo:font-weight="bold" officeooo:rsid="00189058" officeooo:paragraph-rsid="00189058" style:font-weight-asian="bold" style:font-weight-complex="bold"/>
    </style:style>
    <style:style style:name="P7" style:family="paragraph" style:parent-style-name="Standard">
      <style:text-properties officeooo:rsid="001bfc64" officeooo:paragraph-rsid="001bfc64"/>
    </style:style>
    <style:style style:name="P8" style:family="paragraph" style:parent-style-name="Standard">
      <style:text-properties officeooo:rsid="001c9799" officeooo:paragraph-rsid="001c9799"/>
    </style:style>
    <style:style style:name="P9" style:family="paragraph" style:parent-style-name="Standard">
      <style:text-properties fo:color="#c9211e" officeooo:rsid="001c9799" officeooo:paragraph-rsid="001c9799"/>
    </style:style>
    <style:style style:name="P10" style:family="paragraph" style:parent-style-name="Standard">
      <style:text-properties officeooo:rsid="001dcb6e" officeooo:paragraph-rsid="001dcb6e"/>
    </style:style>
    <style:style style:name="P11" style:family="paragraph" style:parent-style-name="Standard">
      <style:text-properties officeooo:rsid="001f7fc9" officeooo:paragraph-rsid="001f7fc9"/>
    </style:style>
    <style:style style:name="T1" style:family="text">
      <style:text-properties officeooo:rsid="00189058"/>
    </style:style>
    <style:style style:name="T2" style:family="text">
      <style:text-properties officeooo:rsid="0019d023"/>
    </style:style>
    <style:style style:name="T3" style:family="text">
      <style:text-properties officeooo:rsid="001aca24"/>
    </style:style>
    <style:style style:name="T4" style:family="text">
      <style:text-properties officeooo:rsid="001c97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oral Image preparation for Precision Landing</text:p>
      <text:p text:style-name="P1"/>
      <text:p text:style-name="P2">prerequisites:</text:p>
      <text:p text:style-name="P2">2 Sdcard.</text:p>
      <text:p text:style-name="P1"/>
      <text:p text:style-name="P1"/>
      <text:p text:style-name="P2">1: Base image flash on sdcard <text:span text:style-name="T1">(Swarm + Precision Landing)</text:span></text:p>
      <text:p text:style-name="P2"/>
      <text:p text:style-name="P6">Coral Board Commands:</text:p>
      <text:p text:style-name="P3">$nmtui</text:p>
      <text:p text:style-name="P3">host name set “Plnd-Coral”</text:p>
      <text:p text:style-name="P3"/>
      <text:p text:style-name="P3">//verify that the Plnd-coral is displayed on /etc/hosts</text:p>
      <text:p text:style-name="P3">mendel@red-orange$ sudo nano /etc/hosts</text:p>
      <text:p text:style-name="P3">127.0.0.1 Plnd-Coral </text:p>
      <text:p text:style-name="P3"/>
      <text:p text:style-name="P3">mendel@red-orange$ sudo nano /etc/ssh/sshd-config</text:p>
      <text:p text:style-name="P3">PasswordAuthentication No <text:tab/><text:tab/>//set it Yes</text:p>
      <text:p text:style-name="P3">// then Save.</text:p>
      <text:p text:style-name="P3"/>
      <text:p text:style-name="P3">//Enter ssid and password to connect the internet</text:p>
      <text:p text:style-name="P3">mendel@red-orange$ nmtui</text:p>
      <text:p text:style-name="P3"/>
      <text:p text:style-name="P3">//<text:span text:style-name="T2">verify the internet to ping </text:span></text:p>
      <text:p text:style-name="P4">mendel@red-orange$ <text:span text:style-name="T2">ping 8.8.8.8</text:span></text:p>
      <text:p text:style-name="P4"/>
      <text:p text:style-name="P4">//<text:span text:style-name="T3">system reboot</text:span></text:p>
      <text:p text:style-name="P5">mendel@red-orange$ <text:span text:style-name="T3">sudo reboot</text:span></text:p>
      <text:p text:style-name="P5"/>
      <text:p text:style-name="P5">//? <text:span text:style-name="T4">It is perhaps coral ip address </text:span></text:p>
      <text:p text:style-name="P7">on laptop open terminal <text:span text:style-name="T4">run coral_preparation_script</text:span>:</text:p>
      <text:p text:style-name="P8">$ifconfig <text:tab/><text:tab/>add 192.168.0.132</text:p>
      <text:p text:style-name="P8">---------------------------------------------------------------</text:p>
      <text:p text:style-name="P8">//change ip on ipconfig.txt file <text:s/></text:p>
      <text:p text:style-name="P8">$ssh-copy-id -i Precision_landing_copter.pub</text:p>
      <text:p text:style-name="P8"/>
      <text:p text:style-name="P8"><text:a xlink:type="simple" xlink:href="mailto:mendel@192.168.0.132" text:style-name="Internet_20_link" text:visited-style-name="Visited_20_Internet_20_Link">mendel@192.168.0.132</text:a> -f </text:p>
      <text:p text:style-name="P8"/>
      <text:p text:style-name="P8">$sudo chmod 400 precision_landing_copter</text:p>
      <text:p text:style-name="P8">//run your script </text:p>
      <text:p text:style-name="P8">$bash prepare_coral_for_precision_landing.sh</text:p>
      <text:p text:style-name="P8">-----------------------------------------------------------</text:p>
      <text:p text:style-name="P8">//inside the mendel</text:p>
      <text:p text:style-name="P8">cd /home/mendel</text:p>
      <text:p text:style-name="P8"/>
      <text:p text:style-name="P9">Note: script file and link is incorrect please paste here real path</text:p>
      <text:p text:style-name="P8">mendel$ sudo wget <text:a xlink:type="simple" xlink:href="https://github.com/condaforge/releaselatest/download/Mniforge3-Linux-arch-64.sh" text:style-name="Internet_20_link" text:visited-style-name="Visited_20_Internet_20_Link">https://github.com/condaforge/releaselatest/download/Mniforge3-Linux-arch-64.sh</text:a></text:p>
      <text:p text:style-name="P8">$bash Miniforge3-Linux-arch-64.sh <text:tab/></text:p>
      <text:p text:style-name="P8"><text:s/></text:p>
      <text:p text:style-name="P8">$sudo nano .bashrc</text:p>
      <text:p text:style-name="P8"><text:soft-page-break/>condainitialize <text:tab/>//this would be written on .bashrc</text:p>
      <text:p text:style-name="P8">eval “$_conda-set”<text:tab/>//already would be written</text:p>
      <text:p text:style-name="P8">conda activate plnd_env <text:tab/>//add this line</text:p>
      <text:p text:style-name="P8"/>
      <text:p text:style-name="P8">Close terminal </text:p>
      <text:p text:style-name="P8"/>
      <text:p text:style-name="P8">open terminal again </text:p>
      <text:p text:style-name="P8">Now you could see the terminal would be opened like this.</text:p>
      <text:p text:style-name="P8">(base) mendel@-coral $ conda create -n plnd_env</text:p>
      <text:p text:style-name="P8"/>
      <text:p text:style-name="P8">wait here for few minutes ....because it will take some time</text:p>
      <text:p text:style-name="P10">close terminal</text:p>
      <text:p text:style-name="P10"/>
      <text:p text:style-name="P10">(plnd_env)mendel @-coral $ conda list </text:p>
      <text:p text:style-name="P10"/>
      <text:p text:style-name="P10">(plnd_env)mendel @-coral $ conda install python3.7</text:p>
      <text:p text:style-name="P10"/>
      <text:p text:style-name="P10">blank sdcard (formatted with ext4)------sdcard push in coral board on sdcard slot.</text:p>
      <text:p text:style-name="P10"/>
      <text:p text:style-name="P10">ON Laptop:</text:p>
      <text:p text:style-name="P10">$ bash preparation_coral_for_precision.sh<text:tab/><text:tab/>//this file will given by Abhishek Rawat</text:p>
      <text:p text:style-name="P11">coral : should be connected with internet(mphibr)</text:p>
      <text:p text:style-name="P11">laptop : should connected with internet(mphibr)</text:p>
      <text:p text:style-name="P11"/>
      <text:p text:style-name="P11">both system connected in the same network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10:29:39.373862290</meta:creation-date>
    <meta:generator>LibreOffice/6.4.7.2$Linux_X86_64 LibreOffice_project/40$Build-2</meta:generator>
    <dc:date>2022-10-28T09:36:12.393117174</dc:date>
    <meta:editing-duration>PT30M9S</meta:editing-duration>
    <meta:editing-cycles>11</meta:editing-cycles>
    <meta:document-statistic meta:table-count="0" meta:image-count="0" meta:object-count="0" meta:page-count="2" meta:paragraph-count="54" meta:word-count="250" meta:character-count="2019" meta:non-whitespace-character-count="1802"/>
  </office:meta>
</office:document-meta>
</file>